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2" style:family="paragraph"/>
    <style:style style:name="P8" style:parent-style-name="Standard" style:list-style-name="LFO2" style:family="paragraph"/>
    <style:style style:name="P9" style:parent-style-name="Standard" style:list-style-name="LFO2" style:family="paragraph"/>
    <style:style style:name="P10" style:parent-style-name="Standard" style:list-style-name="LFO2" style:family="paragraph"/>
    <style:style style:name="P11" style:parent-style-name="Standard" style:list-style-name="LFO3" style:family="paragraph"/>
    <style:style style:name="P12" style:parent-style-name="Standard" style:list-style-name="LFO3" style:family="paragraph"/>
    <style:style style:name="P13" style:parent-style-name="Standard" style:list-style-name="LFO3" style:family="paragraph"/>
    <style:style style:name="P14" style:parent-style-name="Standard" style:list-style-name="LFO3" style:family="paragraph"/>
    <style:style style:name="P15" style:parent-style-name="Standard" style:list-style-name="LFO3" style:family="paragraph"/>
  </office:automatic-styles>
  <office:body>
    <office:text text:use-soft-page-breaks="true">
      <text:p text:style-name="P1">Meeting Notes</text:p>
      <text:p text:style-name="Standard"/>
      <text:p text:style-name="Standard">Date of meeting:<text:s/>19/03/2020</text:p>
      <text:p text:style-name="Standard">Members present: Jarrad, Spencer, Nabil, James, George</text:p>
      <text:p text:style-name="Standard">Length of meeting: 1hrs</text:p>
      <text:p text:style-name="Standard"/>
      <text:p text:style-name="Standard"/>
      <text:p text:style-name="Standard">What was done last week?:</text:p>
      <text:list text:style-name="LFO1" text:continue-numbering="true">
        <text:list-item>
          <text:p text:style-name="P2">George finished the particle system</text:p>
        </text:list-item>
      </text:list>
      <text:p text:style-name="Standard"/>
      <text:p text:style-name="Standard">What wasn’t done last week?:</text:p>
      <text:list text:style-name="LFO1" text:continue-numbering="true">
        <text:list-item>
          <text:p text:style-name="P3">Spencer did not link<text:s/>image buttons to functions</text:p>
        </text:list-item>
        <text:list-item>
          <text:p text:style-name="P4">George did not fix the view port issue</text:p>
        </text:list-item>
        <text:list-item>
          <text:p text:style-name="P5">Jarrad did not implement the high score system</text:p>
        </text:list-item>
        <text:list-item>
          <text:p text:style-name="P6">James did not fully implement the physics system</text:p>
        </text:list-item>
      </text:list>
      <text:p text:style-name="Standard"/>
      <text:p text:style-name="Standard">What did we discuss this week?:</text:p>
      <text:list text:style-name="LFO2" text:continue-numbering="true">
        <text:list-item>
          <text:p text:style-name="P7">We have decided that as the deadline is looming we are falling behind slightly. The main reason for this is not being able to get help to overcome certain roadblocks such as the physics system and the model loader.<text:s/></text:p>
        </text:list-item>
        <text:list-item>
          <text:p text:style-name="P8">We have decided we will increase the frequency of our meetings. We are doing this for two reasons. Firstly it will increase our productivity as there is more accountability and less opportunity for slacking. The second reason is that it will give people more of a chance to help each other or ask for help if they need it.</text:p>
        </text:list-item>
        <text:list-item>
          <text:p text:style-name="P9">We decided that Spencer, Jarrad and Nabil would work on the game as George has completed quite a lot so far and James still has the physics system to do</text:p>
        </text:list-item>
        <text:list-item>
          <text:p text:style-name="P10">We decided that a quick call on Discord every 2 days was appropriate</text:p>
        </text:list-item>
      </text:list>
      <text:p text:style-name="Standard"/>
      <text:p text:style-name="Standard">What are we going to do this week?:</text:p>
      <text:list text:style-name="LFO3" text:continue-numbering="true">
        <text:list-item>
          <text:p text:style-name="P11">Spencer will link image<text:s/>buttons to functions</text:p>
        </text:list-item>
        <text:list-item>
          <text:p text:style-name="P12">George will fix the view port issue</text:p>
        </text:list-item>
        <text:list-item>
          <text:p text:style-name="P13">Nabil will fully implement the model loader</text:p>
        </text:list-item>
        <text:list-item>
          <text:p text:style-name="P14">James will fully implement the Physics system</text:p>
        </text:list-item>
        <text:list-item>
          <text:p text:style-name="P15">Spencer will convert audio layer to a system</text:p>
        </text:list-item>
      </text:list>
      <text:p text:style-name="Standard"/>
      <text:p text:style-name="Standard"/>
      <text:p text:style-name="Standard">Date of next meeting: 21/03/202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pencer Deane</meta:initial-creator>
    <dc:creator>sd</dc:creator>
    <meta:creation-date>2020-03-20T08:53:00Z</meta:creation-date>
    <dc:date>2020-03-29T19:10:00Z</dc:date>
    <meta:template xlink:href="Normal" xlink:type="simple"/>
    <meta:editing-cycles>5</meta:editing-cycles>
    <meta:editing-duration>PT420S</meta:editing-duration>
    <meta:document-statistic meta:page-count="1" meta:paragraph-count="2" meta:word-count="221" meta:character-count="1479" meta:row-count="10" meta:non-whitespace-character-count="1260"/>
  </office:meta>
</office:document-meta>
</file>